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size="12pt" style:font-size-asian="12pt" style:font-size-complex="12pt" fo:language="en" fo:country="GB"/>
    </style:style>
    <style:style style:name="T2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8" style:parent-style-name="DefaultParagraphFont" style:family="text">
      <style:text-properties style:font-name="Liberation Serif" style:font-name-complex="Liberation Serif" fo:font-size="12pt" style:font-size-asian="12pt" style:font-size-complex="12pt" fo:language="en" fo:country="GB"/>
    </style:style>
    <style:style style:name="P209" style:parent-style-name="Normal1" style:family="paragraph">
      <style:paragraph-properties fo:text-align="justify"/>
    </style:style>
    <style:style style:name="T210" style:parent-style-name="DefaultParagraphFont" style:family="text">
      <style:text-properties style:font-name="Liberation Serif" style:font-name-complex="Liberation Serif" fo:font-size="12pt" style:font-size-asian="12pt" style:font-size-complex="12pt" fo:language="en" fo:country="GB"/>
    </style:style>
    <style:style style:name="T2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style:style>
    <style:style style:name="T219"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20" style:parent-style-name="DefaultParagraphFont" style:family="text">
      <style:text-properties style:font-name="Liberation Serif"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T2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8"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P230" style:parent-style-name="Normal1" style:family="paragraph">
      <style:paragraph-properties fo:text-align="justify"/>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fo:font-size="12pt" style:font-size-asian="12pt" style:font-size-complex="12pt" fo:language="en" fo:country="GB"/>
    </style:style>
    <style:style style:name="T23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8" style:parent-style-name="DefaultParagraphFont" style:family="text">
      <style:text-properties style:font-name="Liberation Serif" fo:font-size="12pt" style:font-size-asian="12pt" style:font-size-complex="12pt" fo:language="en" fo:country="GB"/>
    </style:style>
    <style:style style:name="P239" style:parent-style-name="Normal1" style:family="paragraph">
      <style:paragraph-properties fo:text-align="justify"/>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T2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T273" style:parent-style-name="Internetlink"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style>
    <style:style style:name="T28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1" style:parent-style-name="DefaultParagraphFont" style:family="text">
      <style:text-properties style:font-name="Liberation Serif" style:font-name-complex="Liberation Serif" fo:font-size="12pt" style:font-size-asian="12pt" style:font-size-complex="12pt" fo:language="en" fo:country="GB"/>
    </style:style>
    <style:style style:name="T282" style:parent-style-name="Internetlink" style:family="text">
      <style:text-properties style:font-name="Liberation Serif" style:font-name-complex="Liberation Serif"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style>
    <style:style style:name="T286" style:parent-style-name="DefaultParagraphFont" style:family="text">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style>
    <style:style style:name="T28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9" style:parent-style-name="DefaultParagraphFont" style:family="text">
      <style:text-properties style:font-name="Liberation Serif" style:font-name-complex="Liberation Serif" fo:font-size="12pt" style:font-size-asian="12pt" style:font-size-complex="12pt" fo:language="en" fo:country="GB"/>
    </style:style>
    <style:style style:name="T290" style:parent-style-name="Internetlink" style:family="text">
      <style:text-properties style:font-name="Liberation Serif" style:font-name-complex="Liberation Serif" fo:font-size="12pt" style:font-size-asian="12pt" style:font-size-complex="12pt" fo:language="en" fo:country="GB"/>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6" style:parent-style-name="DefaultParagraphFont" style:family="text">
      <style:text-properties style:font-name="Liberation Serif" style:font-name-complex="Liberation Serif" fo:font-size="12pt" style:font-size-asian="12pt" style:font-size-complex="12pt"/>
    </style:style>
    <style:style style:name="T297" style:parent-style-name="Hyperlink" style:family="text">
      <style:text-properties style:font-name="Liberation Serif" style:font-name-complex="Liberation Serif" fo:font-size="12pt" style:font-size-asian="12pt" style:font-size-complex="12pt"/>
    </style:style>
    <style:style style:name="T298" style:parent-style-name="DefaultParagraphFont" style:family="text">
      <style:text-properties style:font-name="Liberation Serif" style:font-name-complex="Liberation Serif" fo:font-size="12pt" style:font-size-asian="12pt" style:font-size-complex="12pt"/>
    </style:style>
    <style:style style:name="P2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style:style>
    <style:style style:name="T3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4" style:parent-style-name="DefaultParagraphFont" style:family="text">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06" style:parent-style-name="Normal1" style:family="paragraph">
      <style:paragraph-properties fo:text-align="justify"/>
    </style:style>
    <style:style style:name="T307"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08"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09"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1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12"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13" style:parent-style-name="Normal1" style:family="paragraph">
      <style:paragraph-properties fo:text-align="justify"/>
    </style:style>
    <style:style style:name="T31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5" style:parent-style-name="DefaultParagraphFont" style:family="text">
      <style:text-properties style:font-name="Liberation Serif" style:font-name-complex="Liberation Serif" fo:font-size="12pt" style:font-size-asian="12pt" style:font-size-complex="12pt" fo:language="en" fo:country="GB"/>
    </style:style>
    <style:style style:name="T3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2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2" style:parent-style-name="Normal1" style:family="paragraph">
      <style:paragraph-properties fo:text-align="justify" fo:margin-top="0.1965in" fo:margin-bottom="0.1104in"/>
    </style:style>
    <style:style style:name="T3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24" style:parent-style-name="Normal1" style:family="paragraph">
      <style:paragraph-properties fo:text-align="justify" fo:margin-bottom="0in"/>
    </style:style>
    <style:style style:name="T325" style:parent-style-name="DefaultParagraphFont" style:family="text">
      <style:text-properties style:font-name="Liberation Serif" style:font-name-complex="Liberation Serif" fo:font-size="12pt" style:font-size-asian="12pt" style:font-size-complex="12pt" fo:language="en" fo:country="GB"/>
    </style:style>
    <style:style style:name="P326" style:parent-style-name="Normal1" style:family="paragraph">
      <style:paragraph-properties fo:text-align="justify" fo:margin-bottom="0in"/>
    </style:style>
    <style:style style:name="T327" style:parent-style-name="DefaultParagraphFont" style:family="text">
      <style:text-properties style:font-name="Liberation Serif" style:font-name-complex="Liberation Serif" fo:font-size="10pt" style:font-size-asian="10pt" style:font-size-complex="10pt" fo:language="en" fo:country="GB"/>
    </style:style>
    <style:style style:name="T328" style:parent-style-name="Hyperlink" style:family="text">
      <style:text-properties style:font-name="Liberation Serif" style:font-name-complex="Liberation Serif" fo:font-size="10pt" style:font-size-asian="10pt" style:font-size-complex="10pt" fo:language="en" fo:country="GB"/>
    </style:style>
    <style:style style:name="T329" style:parent-style-name="DefaultParagraphFont" style:family="text">
      <style:text-properties style:font-name="Liberation Serif" style:font-name-complex="Liberation Serif" fo:font-size="10pt" style:font-size-asian="10pt" style:font-size-complex="10pt" fo:language="en" fo:country="GB"/>
    </style:style>
    <style:style style:name="P330"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31" style:parent-style-name="BodyText" style:family="paragraph">
      <style:paragraph-properties fo:text-align="justify" fo:margin-bottom="0in" fo:line-height="100%"/>
    </style:style>
    <style:style style:name="T332"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33"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4" style:parent-style-name="BodyText" style:family="paragraph">
      <style:paragraph-properties fo:text-align="justify" fo:margin-bottom="0in" fo:line-height="100%"/>
    </style:style>
    <style:style style:name="T335"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36"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7"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38"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9" style:parent-style-name="BodyText" style:family="paragraph">
      <style:paragraph-properties fo:text-align="justify" fo:margin-bottom="0in" fo:line-height="100%"/>
    </style:style>
    <style:style style:name="T3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41"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2" style:parent-style-name="BodyText" style:family="paragraph">
      <style:paragraph-properties fo:text-align="justify" fo:margin-bottom="0in" fo:line-height="100%"/>
    </style:style>
    <style:style style:name="T343"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44" style:parent-style-name="Hyperlink" style:family="text">
      <style:text-properties style:font-name="Liberation Serif" style:font-name-complex="Liberation Serif" fo:font-size="10pt" style:font-size-asian="10pt" style:font-size-complex="10pt" fo:background-color="#FFFFFF" fo:language="en" fo:country="GB"/>
    </style:style>
    <style:style style:name="T345"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46"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47"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8"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9"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50" style:parent-style-name="BodyText" style:family="paragraph">
      <style:paragraph-properties fo:text-align="justify" fo:margin-bottom="0in" fo:line-height="100%"/>
    </style:style>
    <style:style style:name="T351"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52" style:parent-style-name="Hyperlink" style:family="text">
      <style:text-properties style:font-name="Liberation Serif" style:font-name-complex="Liberation Serif" fo:font-size="10pt" style:font-size-asian="10pt" style:font-size-complex="10pt" fo:language="en" fo:country="GB"/>
    </style:style>
    <style:style style:name="T353" style:parent-style-name="DefaultParagraphFont" style:family="text">
      <style:text-properties style:font-name="Liberation Serif" style:font-name-complex="Liberation Serif" fo:font-size="10pt" style:font-size-asian="10pt" style:font-size-complex="10pt" fo:language="en" fo:country="GB"/>
    </style:style>
    <style:style style:name="P354"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55" style:parent-style-name="BodyText" style:family="paragraph">
      <style:paragraph-properties fo:text-align="justify" fo:margin-bottom="0in" fo:line-height="100%"/>
    </style:style>
    <style:style style:name="T3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7" style:parent-style-name="BodyText" style:family="paragraph">
      <style:paragraph-properties fo:text-align="justify" fo:margin-bottom="0in" fo:line-height="100%"/>
    </style:style>
    <style:style style:name="T358" style:parent-style-name="DefaultParagraphFont" style:family="text">
      <style:text-properties style:font-name="Liberation Serif" style:font-name-complex="Liberation Serif" fo:font-size="12pt" style:font-size-asian="12pt" style:font-size-complex="12pt" fo:language="en" fo:country="GB"/>
    </style:style>
    <style:style style:name="P359" style:parent-style-name="BodyText" style:family="paragraph">
      <style:paragraph-properties fo:text-align="justify" fo:margin-bottom="0in" fo:line-height="100%"/>
    </style:style>
    <style:style style:name="T360" style:parent-style-name="DefaultParagraphFont" style:family="text">
      <style:text-properties style:font-name="Liberation Serif" style:font-name-complex="Liberation Serif" fo:font-size="10pt" style:font-size-asian="10pt" style:font-size-complex="10pt" fo:language="en" fo:country="GB"/>
    </style:style>
    <style:style style:name="T361" style:parent-style-name="Hyperlink" style:family="text">
      <style:text-properties style:font-name="Liberation Serif" style:font-name-complex="Liberation Serif" fo:font-size="10pt" style:font-size-asian="10pt" style:font-size-complex="10pt" fo:language="en" fo:country="GB"/>
    </style:style>
    <style:style style:name="T362" style:parent-style-name="DefaultParagraphFont" style:family="text">
      <style:text-properties style:font-name="Liberation Serif" style:font-name-complex="Liberation Serif" fo:font-size="10pt" style:font-size-asian="10pt" style:font-size-complex="10pt" fo:language="en" fo:country="GB"/>
    </style:style>
    <style:style style:name="P363" style:parent-style-name="BodyText" style:family="paragraph">
      <style:paragraph-properties fo:text-align="justify" fo:margin-bottom="0in" fo:line-height="100%"/>
      <style:text-properties style:font-name="Liberation Serif" style:font-name-complex="Liberation Serif" fo:language="en" fo:country="GB"/>
    </style:style>
    <style:style style:name="P364" style:parent-style-name="BodyText" style:family="paragraph">
      <style:paragraph-properties fo:text-align="justify" fo:margin-bottom="0in" fo:line-height="100%"/>
    </style:style>
    <style:style style:name="T3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66" style:parent-style-name="BodyText" style:family="paragraph">
      <style:paragraph-properties fo:text-align="justify" fo:margin-bottom="0in" fo:line-height="100%"/>
    </style:style>
    <style:style style:name="T367" style:parent-style-name="DefaultParagraphFont" style:family="text">
      <style:text-properties style:font-name="Liberation Serif" style:font-name-complex="Liberation Serif" fo:language="en" fo:country="GB" style:language-asian="it" style:country-asian="IT"/>
    </style:style>
    <style:style style:name="P368" style:parent-style-name="BodyText" style:family="paragraph">
      <style:paragraph-properties fo:text-align="justify" fo:margin-bottom="0in" fo:line-height="100%"/>
    </style:style>
    <style:style style:name="T369" style:parent-style-name="DefaultParagraphFont" style:family="text">
      <style:text-properties style:font-name="Liberation Serif" style:font-name-complex="Liberation Serif" fo:language="en" fo:country="GB"/>
    </style:style>
    <style:style style:name="T370" style:parent-style-name="Hyperlink" style:family="text">
      <style:text-properties style:font-name="Liberation Serif" style:font-name-complex="Liberation Serif" fo:font-size="10pt" style:font-size-asian="10pt" style:font-size-complex="10pt" fo:language="en" fo:country="GB"/>
    </style:style>
    <style:style style:name="T371" style:parent-style-name="DefaultParagraphFont" style:family="text">
      <style:text-properties style:font-name="Liberation Serif" style:font-name-complex="Liberation Serif" fo:language="en" fo:country="GB"/>
    </style:style>
    <style:style style:name="P372" style:parent-style-name="BodyText" style:family="paragraph">
      <style:paragraph-properties fo:text-align="justify" fo:margin-bottom="0in" fo:line-height="100%"/>
      <style:text-properties fo:font-size="12pt" style:font-size-asian="12pt" style:font-size-complex="12pt" fo:language="en" fo:country="GB"/>
    </style:style>
    <style:style style:name="P373" style:parent-style-name="BodyText" style:family="paragraph">
      <style:paragraph-properties fo:text-align="justify" fo:margin-bottom="0in" fo:line-height="100%"/>
    </style:style>
    <style:style style:name="T37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5" style:parent-style-name="BodyText" style:family="paragraph">
      <style:paragraph-properties fo:margin-bottom="0in" fo:line-height="100%"/>
    </style:style>
    <style:style style:name="T376" style:parent-style-name="DefaultParagraphFont" style:family="text">
      <style:text-properties style:font-name="Liberation Serif" style:font-name-complex="Liberation Serif" fo:font-size="12pt" style:font-size-asian="12pt" style:font-size-complex="12pt" fo:language="en" fo:country="GB"/>
    </style:style>
    <style:style style:name="T377" style:parent-style-name="DefaultParagraphFont" style:family="text">
      <style:text-properties style:font-name="Liberation Serif" style:font-name-complex="Liberation Serif" fo:font-size="10pt" style:font-size-asian="10pt" style:font-size-complex="10pt" fo:language="en" fo:country="GB"/>
    </style:style>
    <style:style style:name="T378" style:parent-style-name="Hyperlink" style:family="text">
      <style:text-properties style:font-name="Liberation Serif" style:font-name-complex="Liberation Serif" fo:font-size="10pt" style:font-size-asian="10pt" style:font-size-complex="10pt" fo:language="en" fo:country="GB"/>
    </style:style>
    <style:style style:name="T379" style:parent-style-name="DefaultParagraphFont" style:family="text">
      <style:text-properties style:font-name="Liberation Serif" style:font-name-complex="Liberation Serif" fo:font-size="10pt" style:font-size-asian="10pt" style:font-size-complex="10pt" fo:language="en" fo:country="GB"/>
    </style:style>
    <style:style style:name="P380"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1"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2"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83"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84" style:parent-style-name="Normal1" style:family="paragraph">
      <style:paragraph-properties fo:text-align="justify" fo:margin-bottom="0in"/>
    </style:style>
    <style:style style:name="T38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86" style:parent-style-name="DefaultParagraphFont" style:family="text">
      <style:text-properties style:font-name="Liberation Serif" style:font-name-complex="Liberation Serif" fo:font-size="12pt" style:font-size-asian="12pt" style:font-size-complex="12pt" fo:language="en" fo:country="GB"/>
    </style:style>
    <style:style style:name="T38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88" style:parent-style-name="DefaultParagraphFont" style:family="text">
      <style:text-properties style:font-name="Liberation Serif" style:font-name-complex="Liberation Serif" fo:font-size="12pt" style:font-size-asian="12pt" style:font-size-complex="12pt" fo:language="en" fo:country="GB"/>
    </style:style>
    <style:style style:name="T389" style:parent-style-name="DefaultParagraphFont" style:family="text">
      <style:text-properties style:font-name="Liberation Serif" style:font-name-complex="Liberation Serif" fo:font-size="12pt" style:font-size-asian="12pt" style:font-size-complex="12pt" fo:language="en" fo:country="GB"/>
    </style:style>
    <style:style style:name="T390" style:parent-style-name="DefaultParagraphFont" style:family="text">
      <style:text-properties style:font-name="Liberation Serif" style:font-name-complex="Liberation Serif" fo:font-size="12pt" style:font-size-asian="12pt" style:font-size-complex="12pt" fo:language="en" fo:country="GB"/>
    </style:style>
    <style:style style:name="P391" style:parent-style-name="Normal1" style:family="paragraph">
      <style:paragraph-properties fo:text-align="justify" fo:margin-bottom="0in"/>
      <style:text-properties fo:language="en" fo:country="GB"/>
    </style:style>
    <style:style style:name="P392" style:parent-style-name="Normal1" style:family="paragraph">
      <style:paragraph-properties fo:text-align="justify" fo:margin-bottom="0in"/>
    </style:style>
    <style:style style:name="T393" style:parent-style-name="DefaultParagraphFont" style:family="text">
      <style:text-properties style:font-name="Liberation Serif" fo:font-variant="small-caps" fo:font-size="12pt" style:font-size-asian="12pt" style:font-size-complex="12pt" fo:language="en" fo:country="GB"/>
    </style:style>
    <style:style style:name="T394" style:parent-style-name="DefaultParagraphFont" style:family="text">
      <style:text-properties style:font-name="Liberation Serif" fo:font-size="12pt" style:font-size-asian="12pt" style:font-size-complex="12pt" fo:language="en" fo:country="GB"/>
    </style:style>
    <style:style style:name="T395"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6" style:parent-style-name="DefaultParagraphFont" style:family="text">
      <style:text-properties style:font-name="Liberation Serif" fo:font-size="12pt" style:font-size-asian="12pt" style:font-size-complex="12pt" fo:language="en" fo:country="GB"/>
    </style:style>
    <style:style style:name="T397"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8" style:parent-style-name="DefaultParagraphFont" style:family="text">
      <style:text-properties style:font-name="Liberation Serif" fo:font-size="12pt" style:font-size-asian="12pt" style:font-size-complex="12pt" fo:language="en" fo:country="GB"/>
    </style:style>
    <style:style style:name="T399" style:parent-style-name="Internetlink" style:family="text">
      <style:text-properties style:font-name="Liberation Serif" fo:font-size="12pt" style:font-size-asian="12pt" style:font-size-complex="12pt" fo:language="en" fo:country="GB"/>
    </style:style>
    <style:style style:name="T400" style:parent-style-name="DefaultParagraphFont" style:family="text">
      <style:text-properties style:font-name="Liberation Serif" fo:font-size="12pt" style:font-size-asian="12pt" style:font-size-complex="12pt" fo:language="en" fo:country="GB"/>
    </style:style>
    <style:style style:name="P40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03"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04" style:parent-style-name="Normal1" style:family="paragraph">
      <style:paragraph-properties fo:text-align="justify"/>
    </style:style>
    <style:style style:name="T405"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this will affect the probability upward of winning again in the next match bet.</text:p>
      <text:p text:style-name="P177">2. What is the main aspect that each football team match bet happened several times in a row share?</text:p>
      <text:p text:style-name="P178">They share the fact of being winning bets.</text:p>
      <text:p text:style-name="P179">3. According to the sport bettor how likely the outcome of the next football team match bet will be a winning bet?</text:p>
      <text:p text:style-name="P180">The probability of winning will be higher.</text:p>
      <text:p text:style-name="P181"/>
      <text:p text:style-name="P182"/>
      <text:p text:style-name="P183"/>
      <text:soft-page-break/>
      <text:p text:style-name="P184">Classes and properties</text:p>
      <text:p text:style-name="P185"><text:span text:style-name="T186">Classes</text:span><text:span text:style-name="T187">: Classes for the Hot Hand Fallacy Ontology extracted from the user story and readapted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Next Chance-Based 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text:span><text:span text:style-name="T204"><text:s/>(</text:span><text:span text:style-name="T205">LotteryP</text:span><text:span text:style-name="T206">articipant</text:span><text:span text:style-name="T207">)</text:span><text:span text:style-name="T208">: a class representing an individual that take part in an Activity with random or chance-based outcomes.</text:span></text:p>
      <text:p text:style-name="P209"><text:span text:style-name="T210">5.<text:s/></text:span><text:span text:style-name="T211">Probability</text:span><text:span text:style-name="T212">(ProbabilityLevel)</text:span><text:span text:style-name="T213">: a class representing the probability of an Event such as a Football Team Match Bet to produce a winning situation.</text:span></text:p>
      <text:p text:style-name="P214"><text:span text:style-name="T215">6.</text:span><text:span text:style-name="T216"><text:s/>OutcomeEffect</text:span><text:span text:style-name="T217">(Winning Bet): a class representing an effect of the result of an Event such as a Winning Bet in Football Team Match Bet.</text:span></text:p>
      <text:p text:style-name="P218"><text:span text:style-name="T219">Properties</text:span><text:span text:style-name="T220">: Due to their similarity, some of the properties of the<text:s/></text:span><text:span text:style-name="T221">Gambler's Fallacy Ontology have been used for the Hot Hand Fallacy ontology as well. Other properties have been taken from the Content ODPs shown in “Used Content ODPs” section.</text:span></text:p>
      <text:p text:style-name="P222"><text:span text:style-name="T223">1.<text:s/></text:span><text:span text:style-name="T224">hasBelief</text:span><text:span text:style-name="T225"><text:s/>(</text:span><text:a xlink:href="http://purl.org/ontology/cco/core" office:target-frame-name="_top" xlink:show="replace"><text:span text:style-name="T226">The Cognitive Characteris</text:span><text:bookmark-start text:name="_Hlt159058028"/><text:bookmark-start text:name="_Hlt159058029"/><text:span text:style-name="T227">t</text:span><text:bookmark-end text:name="_Hlt159058028"/><text:bookmark-end text:name="_Hlt159058029"/><text:span text:style-name="T228">ics Ontology 0.2</text:span></text:a><text:span text:style-name="T229">):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30"><text:span text:style-name="T231">2.<text:s/></text:span><text:span text:style-name="T232">hasBiasedOpinion</text:span><text:span text:style-name="T233">: a property connecting a Person who has a biased opinion about the possible outcome of a Future Event.</text:span></text:p>
      <text:p text:style-name="P234"><text:span text:style-name="T235">3.</text:span><text:span text:style-name="T236"><text:s/></text:span><text:span text:style-name="T237">hasOutcomeEffect:</text:span><text:span text:style-name="T238"><text:s/>A property linking a series of events which Outcome brings to the same effect.<text:s/></text:span></text:p>
      <text:p text:style-name="P239"><text:span text:style-name="T240">4.</text:span><text:span text:style-name="T241">ProduceOutcomeEffect</text:span><text:span text:style-name="T242">: a property linking an event which Outcome will produce an effect.</text:span></text:p>
      <text:p text:style-name="P243">Key Concepts</text:p>
      <text:p text:style-name="P244">The followings represent some of the key concepts extracted from the user story that have been used to align some of the classes of Hot Hand Fallacy Ontology with the semantic frames contained in the Framester Hub.</text:p>
      <text:p text:style-name="P245"/>
      <text:p text:style-name="P246">Bettor</text:p>
      <text:p text:style-name="P247">Bet</text:p>
      <text:p text:style-name="P248">Match</text:p>
      <text:p text:style-name="P249">Fallacy</text:p>
      <text:p text:style-name="P250">Bias</text:p>
      <text:p text:style-name="P251">Cognitive</text:p>
      <text:p text:style-name="P252">Event</text:p>
      <text:soft-page-break/>
      <text:p text:style-name="P253">Indipendent</text:p>
      <text:p text:style-name="P254">Sequence</text:p>
      <text:p text:style-name="P255">Row</text:p>
      <text:p text:style-name="P256">Victory</text:p>
      <text:p text:style-name="P257">Previous</text:p>
      <text:p text:style-name="P258">Next</text:p>
      <text:p text:style-name="P259">Football team</text:p>
      <text:p text:style-name="P260">Belief</text:p>
      <text:p text:style-name="P261">Influence</text:p>
      <text:p text:style-name="P262">Decision</text:p>
      <text:p text:style-name="P263">Judgment</text:p>
      <text:p text:style-name="P264">Result</text:p>
      <text:p text:style-name="P265">Likelihood</text:p>
      <text:p text:style-name="P266">Success</text:p>
      <text:p text:style-name="P267">Streaks</text:p>
      <text:p text:style-name="P268">Chosen Framster Frames</text:p>
      <text:p text:style-name="P269">These are the frames used for the alignment of the ontology ‘s classes:</text:p>
      <text:p text:style-name="P270"><text:span text:style-name="T271">Event</text:span><text:span text:style-name="T272"><text:s/>(</text:span><text:a xlink:href="https://w3id.org/framester/data/framestercore/Event" office:target-frame-name="_top" xlink:show="replace"><text:span text:style-name="T273">https://w3id.org/framester/data/framestercore/Event</text:span></text:a><text:span text:style-name="T274">)</text:span></text:p>
      <text:p text:style-name="P275">An Event takes place at a Place and Time. Big earthquakes only happen along plate boundaries. INI The party will take place on Sunday in the all-you-can-eat buffet.</text:p>
      <text:p text:style-name="P276"><text:span text:style-name="T277">Next Chance-Based Occurence(Football Team Match Bet):<text:s/></text:span><text:bookmark-start text:name="_Hlk159772946"/><text:span text:style-name="T278">cbo:Next Chance-Based Occurrence=&gt;rdfs:subClassOf=&gt; fs:FutureEvent=&gt; fs:Event.</text:span></text:p>
      <text:p text:style-name="P279"><text:bookmark-end text:name="_Hlk159772946"/><text:span text:style-name="T280">Activity<text:s/></text:span><text:span text:style-name="T281">(</text:span><text:a xlink:href="https://w3id.org/framester/data/framestercore/Activity" office:target-frame-name="_top" xlink:show="replace"><text:span text:style-name="T282">https://w3id.org/framester/data/framestercore/Activity</text:span></text:a><text:span text:style-name="T283">)</text:span></text:p>
      <text:p text:style-name="P284">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85"><text:span text:style-name="T286">Activity(Sports Bets)=&gt; fs:Activity</text:span></text:p>
      <text:p text:style-name="P287"><text:span text:style-name="T288">Sequence<text:s/></text:span><text:span text:style-name="T289">(</text:span><text:a xlink:href="https://w3id.org/framester/data/framestercore/Sequence" office:target-frame-name="_top" xlink:show="replace"><text:span text:style-name="T290">https://w3id.org/framester/data/framestercore/Sequence</text:span></text:a><text:span text:style-name="T291">)</text:span></text:p>
      <text:p text:style-name="P292">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93">Past Occurrences Series (Football Team Match Bet Series)=&gt; fs:Sequence</text:p>
      <text:soft-page-break/>
      <text:p text:style-name="P294"><text:span text:style-name="T295">Probability</text:span><text:span text:style-name="T296"><text:s/>(</text:span><text:a xlink:href="https://w3id.org/framester/data/framestercore/Probability" office:target-frame-name="_top" xlink:show="replace"><text:span text:style-name="T297">https://w3id.org/framester/data/framestercore/Probability</text:span></text:a><text:span text:style-name="T298">)</text:span></text:p>
      <text:p text:style-name="P299">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300">Probabilty(ProbabilityLevel)=&gt; fs:Probability</text:p>
      <text:p text:style-name="P301"/>
      <text:p text:style-name="P302"><text:span text:style-name="T303">People (</text:span><text:span text:style-name="T304">https://w3id.org/framester/data/framestercore/People)</text:span></text:p>
      <text:p text:style-name="P305">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06"><text:span text:style-name="T307">Participant(LotteryP</text:span><text:span text:style-name="T308">articipant</text:span><text:span text:style-name="T309">)=&gt; fs:Player=&gt;rdfs:subClassOf fs:People</text:span></text:p>
      <text:p text:style-name="P310"/>
      <text:p text:style-name="P311">Entities used from other resources:</text:p>
      <text:p text:style-name="P312">DBpedia</text:p>
      <text:p text:style-name="P313"><text:span text:style-name="T314">Success (</text:span><text:span text:style-name="T315">https://dbpedia.org/page/Success</text:span><text:span text:style-name="T316">)</text:span></text:p>
      <text:p text:style-name="P317">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18">OutcomeEffect(Winning Bet)=&gt; dbr:Success</text:p>
      <text:p text:style-name="P319"/>
      <text:p text:style-name="P320">Used Content ODPs</text:p>
      <text:p text:style-name="P321">The following represent the Content Ontology Design Patterns adopted to model the Hot Hand Fallacy Ontology. Most of these ODP’s classes and properties have been used and combined together during the modeling process.</text:p>
      <text:p text:style-name="P322"><text:span text:style-name="T323">Affected By</text:span></text:p>
      <text:p text:style-name="P324"><text:span text:style-name="T325">To represent properties/qualities that may affect the status of a feature of interest.</text:span></text:p>
      <text:p text:style-name="P326"><text:span text:style-name="T327">(</text:span><text:a xlink:href="http://ontologydesignpatterns.org/wiki/Submissions:AffectedBy" office:target-frame-name="_top" xlink:show="replace"><text:span text:style-name="T328">http://ontologydesignpatterns.org/wiki/Submissions:AffectedBy</text:span></text:a><text:span text:style-name="T329">)</text:span></text:p>
      <text:p text:style-name="P330"/>
      <text:p text:style-name="P331"><text:a office:title="Submissions:An Ontology Design Pattern for Activity Reasoning" xlink:href="http://ontologydesignpatterns.org/wiki/Submissions:An_Ontology_Design_Pattern_for_Activity_Reasoning" office:target-frame-name="_top" xlink:show="replace"><text:span text:style-name="T332">An Ontology Design Pattern for Activity Reasoning</text:span></text:a></text:p>
      <text:p text:style-name="P333">To incorporate the general two perspectives of activities: a workflow perspective, which are often observed in planning-related applications, and a spatiotemporal perspective, which are often found in geographic activity analysis.</text:p>
      <text:p text:style-name="P334"><text:span text:style-name="T335">(</text:span><text:a xlink:href="http://ontologydesignpatterns.org/wiki/Submissions:An_Ontology_Design_Pattern_for_Activity_Reasoning" office:target-frame-name="_top" xlink:show="replace"><text:span text:style-name="T336">http://ontologydesignpatterns.org/wiki/Submissions:An_Ontology_Design_Pattern_for_Activity_Reasoning</text:span></text:a><text:span text:style-name="T337">)</text:span></text:p>
      <text:p text:style-name="P338"/>
      <text:p text:style-name="P339"><text:span text:style-name="T340">Parameter</text:span></text:p>
      <text:p text:style-name="P341">To represent parameters to be used for a certain concept.</text:p>
      <text:p text:style-name="P342"><text:span text:style-name="T343">(</text:span><text:a xlink:href="http://ontologydesignpatterns.org/wiki/Submissions:Parameter" office:target-frame-name="_top" xlink:show="replace"><text:span text:style-name="T344">http://ontologydesignpatterns.org/wiki/Submissions:Parameter</text:span></text:a><text:span text:style-name="T345">)</text:span></text:p>
      <text:p text:style-name="P346"/>
      <text:p text:style-name="P347"/>
      <text:p text:style-name="P348">Participation</text:p>
      <text:p text:style-name="P349">To represent participation of an object in an event</text:p>
      <text:p text:style-name="P350"><text:span text:style-name="T351">(</text:span><text:a xlink:href="http://ontologydesignpatterns.org/wiki/Submissions:Participation" office:target-frame-name="_top" xlink:show="replace"><text:span text:style-name="T352">http://ontologydesignpatterns.org/wiki/Submissions:Participation</text:span></text:a><text:span text:style-name="T353">)</text:span></text:p>
      <text:p text:style-name="P354"/>
      <text:p text:style-name="P355"><text:span text:style-name="T356">Part Of</text:span></text:p>
      <text:p text:style-name="P357"><text:span text:style-name="T358">To represents entities and their parts.</text:span></text:p>
      <text:p text:style-name="P359"><text:span text:style-name="T360">(</text:span><text:a xlink:href="http://ontologydesignpatterns.org/wiki/Submissions:PartOf" office:target-frame-name="_top" xlink:show="replace"><text:span text:style-name="T361">http://ontologydesignpatterns.org/wiki/Submissions:PartOf</text:span></text:a><text:span text:style-name="T362">)</text:span></text:p>
      <text:p text:style-name="P363"/>
      <text:p text:style-name="P364"><text:span text:style-name="T365">Provenance</text:span></text:p>
      <text:p text:style-name="P366"><text:span text:style-name="T367">Extracted core of PROV-O</text:span></text:p>
      <text:p text:style-name="P368"><text:span text:style-name="T369">(</text:span><text:a xlink:href="http://ontologydesignpatterns.org/wiki/Submissions:Provenance" office:target-frame-name="_top" xlink:show="replace"><text:span text:style-name="T370">http://ontologydesignpatterns.org/wiki/Submissions:Provenance</text:span></text:a><text:span text:style-name="T371">)</text:span></text:p>
      <text:p text:style-name="P372"/>
      <text:p text:style-name="P373"><text:span text:style-name="T374">RecurrentEventSeries</text:span></text:p>
      <text:p text:style-name="P375"><text:span text:style-name="T376">To represent recurrent event series as situations and collections of consecutive events, with a regular time period between events and unifying factors.</text:span><text:span text:style-name="T377"><text:s/>(</text:span><text:a xlink:href="http://ontologydesignpatterns.org/wiki/Submissions:RecurrentEventSeries" office:target-frame-name="_top" xlink:show="replace"><text:span text:style-name="T378">http://ontologydesignpatterns.org/wiki/Submissions:RecurrentEventSeries</text:span></text:a><text:span text:style-name="T379">)</text:span></text:p>
      <text:p text:style-name="P380"/>
      <text:p text:style-name="P381"/>
      <text:p text:style-name="P382">Bibliography</text:p>
      <text:p text:style-name="P383">Following resources have been used to have a better understanding of the Hot Hand Fallacy Bias:</text:p>
      <text:p text:style-name="P384"><text:span text:style-name="T385">Wikipedia</text:span><text:span text:style-name="T386">,<text:s/></text:span><text:span text:style-name="T387">Hot Hand Fallacy</text:span><text:span text:style-name="T388">, (</text:span><text:a xlink:href="https://en.wikipedia.org/wiki/Hot_hand" office:target-frame-name="_top" xlink:show="replace"><text:span text:style-name="T389">https://en.wikipedia.org/wiki/Hot_hand</text:span></text:a><text:span text:style-name="T390">);</text:span></text:p>
      <text:p text:style-name="P391"/>
      <text:p text:style-name="P392"><text:span text:style-name="T393">James Sundali, Rachel Croson</text:span><text:span text:style-name="T394">,<text:s/></text:span><text:span text:style-name="T395">Biases in casino betting: The hot hand and the gambler’s fallacy<text:s/></text:span><text:span text:style-name="T396">in<text:s/></text:span><text:span text:style-name="T397">Judgment and Decision Making</text:span><text:span text:style-name="T398">, Vol. 1, Issue 1 (2006), pp. 1 – 12, (DOI:</text:span><text:a xlink:href="https://doi.org/10.1017/S1930297500000309" office:target-frame-name="_top" xlink:show="replace"><text:span text:style-name="T399">https://doi.org/10.1017/S1930297500000309</text:span></text:a><text:span text:style-name="T400"><text:s/>)</text:span></text:p>
      <text:p text:style-name="P401"/>
      <text:p text:style-name="P402">Final Notes</text:p>
      <text:p text:style-name="P403"/>
      <text:p text:style-name="P404"><text:span text:style-name="T405">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3T17:10:00Z</dc:date>
    <meta:template xlink:href="Normal.dotm" xlink:type="simple"/>
    <meta:editing-cycles>106</meta:editing-cycles>
    <meta:editing-duration>PT64920S</meta:editing-duration>
    <meta:user-defined meta:name="Info 1"/>
    <meta:user-defined meta:name="Info 2"/>
    <meta:user-defined meta:name="Info 3"/>
    <meta:user-defined meta:name="Info 4"/>
    <meta:document-statistic meta:page-count="6" meta:paragraph-count="31" meta:word-count="2374" meta:character-count="15876" meta:row-count="112" meta:non-whitespace-character-count="13533"/>
  </office:meta>
</office:document-meta>
</file>